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1eca51" officeooo:paragraph-rsid="001eca51"/>
    </style:style>
    <style:style style:name="P2" style:family="paragraph" style:parent-style-name="Standard">
      <style:text-properties style:font-name="Times New Roman" officeooo:rsid="0020fc37" officeooo:paragraph-rsid="0020fc37"/>
    </style:style>
    <style:style style:name="T1" style:family="text">
      <style:text-properties officeooo:rsid="00204b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ehber</text:p>
      <text:p text:style-name="P1"/>
      <text:p text:style-name="P1">a. To determine the effects of climate change on mountain plants.</text:p>
      <text:p text:style-name="P1">b. Alternate hypothesis is that climate change has an effect on mountain plants. Null is that it does not. Research indicates that because of the nature of fluids and how they compress, increased [CO2] would cause mountain plants to migrate up the mountain to seek lower temp. and lower [CO2], and this has a limit at the point where the mountain ends or the environment is no longer able to sustain the plants. No conclusive evidence existed at the time of this research.</text:p>
      <text:p text:style-name="P1">c. Independent variables were historical records, dependent variables were data on the plants. Data collected over a summer.</text:p>
      <text:p text:style-name="P1">d. <text:span text:style-name="T1">It is very messy and hard to underst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4T14:36:43.004599000</meta:creation-date>
    <meta:generator>LibreOffice/5.2.1.2$MacOSX_X86_64 LibreOffice_project/31dd62db80d4e60af04904455ec9c9219178d620</meta:generator>
    <dc:date>2016-09-24T17:48:03.256598000</dc:date>
    <meta:editing-duration>PT3H42S</meta:editing-duration>
    <meta:editing-cycles>2</meta:editing-cycles>
    <meta:print-date>2016-09-24T16:50:04.205692000</meta:print-date>
    <meta:document-statistic meta:table-count="0" meta:image-count="0" meta:object-count="0" meta:page-count="1" meta:paragraph-count="5" meta:word-count="122" meta:character-count="711" meta:non-whitespace-character-count="594"/>
  </office:meta>
</office:document-meta>
</file>